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D0000002DA3FCC3D49455E7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036cm" fo:min-width="1.5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1.2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32cm" svg:height="2.286cm" svg:x="4.902cm" svg:y="8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5.202cm" svg:y="7.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032cm" svg:height="2.286cm" svg:x="5.502cm" svg:y="7.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67cm" svg:height="0.962cm" svg:x="4.589cm" svg:y="6.606cm">
          <draw:text-box>
            <text:p>conv 8 5x5</text:p>
          </draw:text-box>
        </draw:frame>
        <draw:custom-shape draw:style-name="gr3" draw:text-style-name="P3" xml:id="id2" draw:id="id2" draw:layer="layout" svg:width="1.778cm" svg:height="1.524cm" svg:x="8.804cm" svg:y="7.88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74cm" svg:height="0.962cm" svg:x="7.824cm" svg:y="9.522cm">
          <draw:text-box>
            <text:p>max_pool 2</text:p>
          </draw:text-box>
        </draw:frame>
        <draw:custom-shape draw:style-name="gr1" draw:text-style-name="P1" draw:layer="layout" svg:width="2.032cm" svg:height="2.286cm" svg:x="11.803cm" svg:y="8.1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12.103cm" svg:y="7.8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032cm" svg:height="2.286cm" svg:x="12.403cm" svg:y="7.53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918cm" svg:height="0.962cm" svg:x="11.29cm" svg:y="6.607cm">
          <draw:text-box>
            <text:p>conv 16 3x3</text:p>
          </draw:text-box>
        </draw:frame>
        <draw:custom-shape draw:style-name="gr1" draw:text-style-name="P1" draw:layer="layout" svg:width="2.032cm" svg:height="2.286cm" svg:x="15.504cm" svg:y="8.1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15.804cm" svg:y="7.8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032cm" svg:height="2.286cm" svg:x="16.104cm" svg:y="7.53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918cm" svg:height="0.962cm" svg:x="15.191cm" svg:y="6.608cm">
          <draw:text-box>
            <text:p>conv 16 3x3</text:p>
          </draw:text-box>
        </draw:frame>
        <draw:custom-shape draw:style-name="gr3" draw:text-style-name="P3" xml:id="id5" draw:id="id5" draw:layer="layout" svg:width="1.778cm" svg:height="1.524cm" svg:x="19.304cm" svg:y="7.88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74cm" svg:height="0.962cm" svg:x="18.324cm" svg:y="9.623cm">
          <draw:text-box>
            <text:p>max_pool 2</text:p>
          </draw:text-box>
        </draw:frame>
        <draw:custom-shape draw:style-name="gr1" draw:text-style-name="P1" draw:layer="layout" svg:width="2.032cm" svg:height="2.286cm" svg:x="4.914cm" svg:y="13.7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5.214cm" svg:y="13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032cm" svg:height="2.286cm" svg:x="5.514cm" svg:y="13.19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918cm" svg:height="0.962cm" svg:x="4.401cm" svg:y="12.275cm">
          <draw:text-box>
            <text:p>conv 32 3x3</text:p>
          </draw:text-box>
        </draw:frame>
        <draw:custom-shape draw:style-name="gr1" draw:text-style-name="P1" draw:layer="layout" svg:width="2.032cm" svg:height="2.286cm" svg:x="8.615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286cm" svg:x="8.91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032cm" svg:height="2.286cm" svg:x="9.215cm" svg:y="13.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918cm" svg:height="0.962cm" svg:x="8.302cm" svg:y="12.229cm">
          <draw:text-box>
            <text:p>conv 32 3x3</text:p>
          </draw:text-box>
        </draw:frame>
        <draw:custom-shape draw:style-name="gr3" draw:text-style-name="P3" xml:id="id8" draw:id="id8" draw:layer="layout" svg:width="1.778cm" svg:height="1.524cm" svg:x="12.415cm" svg:y="13.55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774cm" svg:height="0.962cm" svg:x="11.435cm" svg:y="15.091cm">
          <draw:text-box>
            <text:p>max_pool 2</text:p>
          </draw:text-box>
        </draw:frame>
        <draw:connector draw:style-name="gr6" draw:text-style-name="P4" draw:layer="layout" draw:type="line" svg:x1="7.534cm" svg:y1="8.673cm" svg:x2="8.804cm" svg:y2="8.646cm" draw:start-shape="id1" draw:start-glue-point="1" draw:end-shape="id2" draw:end-glue-point="3" svg:d="M7534 8673l1270-27" svg:viewBox="0 0 1271 28">
          <text:p/>
        </draw:connector>
        <draw:custom-shape draw:style-name="gr3" draw:text-style-name="P3" xml:id="id9" draw:id="id9" draw:layer="layout" svg:width="1.778cm" svg:height="1.524cm" svg:x="15.815cm" svg:y="13.55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583cm" svg:height="0.962cm" svg:x="14.224cm" svg:y="12.246cm">
          <draw:text-box>
            <text:p>fully_conn 128</text:p>
          </draw:text-box>
        </draw:frame>
        <draw:connector draw:style-name="gr6" draw:text-style-name="P4" draw:layer="layout" draw:type="line" svg:x1="10.582cm" svg:y1="8.646cm" svg:x2="12.403cm" svg:y2="8.674cm" draw:start-shape="id2" draw:start-glue-point="1" draw:end-shape="id3" draw:end-glue-point="3" svg:d="M10582 8646l1821 28" svg:viewBox="0 0 1822 29">
          <text:p/>
        </draw:connector>
        <draw:connector draw:style-name="gr6" draw:text-style-name="P4" draw:layer="layout" draw:type="line" svg:x1="14.435cm" svg:y1="8.674cm" svg:x2="16.104cm" svg:y2="8.675cm" draw:start-shape="id3" draw:start-glue-point="1" draw:end-shape="id4" draw:end-glue-point="3" svg:d="M14435 8674l1669 1" svg:viewBox="0 0 1670 2">
          <text:p/>
        </draw:connector>
        <draw:connector draw:style-name="gr6" draw:text-style-name="P4" draw:layer="layout" draw:type="line" svg:x1="18.136cm" svg:y1="8.675cm" svg:x2="19.304cm" svg:y2="8.647cm" draw:start-shape="id4" draw:start-glue-point="1" draw:end-shape="id5" draw:end-glue-point="3" svg:d="M18136 8675l1168-28" svg:viewBox="0 0 1169 29">
          <text:p/>
        </draw:connector>
        <draw:connector draw:style-name="gr6" draw:text-style-name="P4" draw:layer="layout" draw:line-skew="0.769cm 0cm -1.965cm" svg:x1="21.082cm" svg:y1="8.647cm" svg:x2="5.514cm" svg:y2="14.342cm" draw:start-shape="id5" draw:start-glue-point="1" draw:end-shape="id6" draw:end-glue-point="3" svg:d="M21082 8647h1270v2657h-19304v3038h2466" svg:viewBox="0 0 19305 5696">
          <text:p/>
        </draw:connector>
        <draw:connector draw:style-name="gr6" draw:text-style-name="P4" draw:layer="layout" draw:type="line" svg:x1="7.546cm" svg:y1="14.342cm" svg:x2="9.215cm" svg:y2="14.343cm" draw:start-shape="id6" draw:start-glue-point="1" draw:end-shape="id7" draw:end-glue-point="3" svg:d="M7546 14342l1669 1" svg:viewBox="0 0 1670 2">
          <text:p/>
        </draw:connector>
        <draw:connector draw:style-name="gr6" draw:text-style-name="P4" draw:layer="layout" draw:type="line" svg:x1="11.247cm" svg:y1="14.343cm" svg:x2="12.415cm" svg:y2="14.315cm" draw:start-shape="id7" draw:start-glue-point="1" draw:end-shape="id8" draw:end-glue-point="3" svg:d="M11247 14343l1168-28" svg:viewBox="0 0 1169 29">
          <text:p/>
        </draw:connector>
        <draw:connector draw:style-name="gr6" draw:text-style-name="P4" draw:layer="layout" draw:type="line" svg:x1="14.193cm" svg:y1="14.315cm" svg:x2="15.815cm" svg:y2="14.315cm" draw:start-shape="id8" draw:start-glue-point="1" draw:end-shape="id9" draw:end-glue-point="3" svg:d="M14193 14315h1622" svg:viewBox="0 0 1623 1">
          <text:p/>
        </draw:connector>
        <draw:custom-shape draw:style-name="gr3" draw:text-style-name="P3" xml:id="id10" draw:id="id10" draw:layer="layout" svg:width="1.778cm" svg:height="1.524cm" svg:x="19.215cm" svg:y="13.55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583cm" svg:height="0.962cm" svg:x="17.78cm" svg:y="15.494cm">
          <draw:text-box>
            <text:p>fully_conn 128</text:p>
          </draw:text-box>
        </draw:frame>
        <draw:connector draw:style-name="gr6" draw:text-style-name="P4" draw:layer="layout" draw:type="line" svg:x1="17.593cm" svg:y1="14.316cm" svg:x2="19.215cm" svg:y2="14.316cm" draw:end-shape="id10" draw:end-glue-point="3" svg:d="M17593 14316h1622" svg:viewBox="0 0 1623 1">
          <text:p/>
        </draw:connector>
        <draw:custom-shape draw:style-name="gr3" draw:text-style-name="P3" xml:id="id11" draw:id="id11" draw:layer="layout" svg:width="1.778cm" svg:height="1.524cm" svg:x="22.515cm" svg:y="13.55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583cm" svg:height="0.962cm" svg:x="21.825cm" svg:y="12.246cm">
          <draw:text-box>
            <text:p>soft_max</text:p>
          </draw:text-box>
        </draw:frame>
        <draw:connector draw:style-name="gr6" draw:text-style-name="P4" draw:layer="layout" draw:type="line" svg:x1="20.993cm" svg:y1="14.316cm" svg:x2="22.515cm" svg:y2="14.316cm" draw:start-shape="id10" draw:start-glue-point="1" draw:end-shape="id11" draw:end-glue-point="3" svg:d="M20993 14316h1522" svg:viewBox="0 0 1523 1">
          <text:p/>
        </draw:connector>
        <draw:frame draw:style-name="gr8" draw:text-style-name="P5" xml:id="id12" draw:id="id12" draw:layer="layout" svg:width="1.19cm" svg:height="1.19cm" svg:x="2.032cm" svg:y="8.082cm">
          <draw:image xlink:href="Pictures/100000000000002D0000002DA3FCC3D49455E7E0.png" xlink:type="simple" xlink:show="embed" xlink:actuate="onLoad">
            <text:p/>
          </draw:image>
        </draw:frame>
        <draw:connector draw:style-name="gr6" draw:text-style-name="P4" draw:layer="layout" draw:type="line" svg:x1="3.222cm" svg:y1="8.677cm" svg:x2="5.502cm" svg:y2="8.673cm" draw:start-shape="id12" draw:start-glue-point="1" draw:end-shape="id1" draw:end-glue-point="3" svg:d="M3222 8677l2280-4" svg:viewBox="0 0 2281 5">
          <text:p/>
        </draw:connector>
        <draw:frame draw:style-name="gr9" draw:text-style-name="P2" draw:layer="layout" svg:width="4.02cm" svg:height="0.962cm" svg:x="0.762cm" svg:y="9.452cm">
          <draw:text-box>
            <text:p>32x32 pixels</text:p>
          </draw:text-box>
        </draw:frame>
        <draw:frame draw:style-name="gr10" draw:text-style-name="P2" draw:layer="layout" svg:width="1.7cm" svg:height="0.962cm" svg:x="24.662cm" svg:y="14.286cm">
          <draw:text-box>
            <text:p>stop</text:p>
          </draw:text-box>
        </draw:frame>
        <draw:connector draw:style-name="gr6" draw:text-style-name="P4" draw:layer="layout" draw:type="line" svg:x1="24.293cm" svg:y1="14.316cm" svg:x2="26.203cm" svg:y2="14.343cm" draw:start-shape="id11" draw:start-glue-point="1" svg:d="M24293 14316l1910 27" svg:viewBox="0 0 1911 28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16:03:52.183883029</meta:creation-date>
    <dc:date>2020-06-16T17:00:55.103436016</dc:date>
    <meta:editing-duration>PT12M9S</meta:editing-duration>
    <meta:editing-cycles>3</meta:editing-cycles>
    <meta:generator>LibreOffice/5.1.6.2$Linux_X86_64 LibreOffice_project/10m0$Build-2</meta:generator>
    <meta:document-statistic meta:object-count="70"/>
  </office:meta>
</office:document-meta>
</file>